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 jp-code-font-family" svg:font-family="'var jp-code-font-family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1665in" fo:margin-bottom="0.1665in" loext:contextual-spacing="false" fo:line-height="100%" fo:break-before="auto" fo:break-after="auto"/>
    </style:style>
    <style:style style:name="P2" style:family="paragraph" style:parent-style-name="normal">
      <style:paragraph-properties fo:margin-top="0.1665in" fo:margin-bottom="0.1665in" loext:contextual-spacing="false" fo:line-height="100%" fo:break-before="auto" fo:break-after="auto"/>
      <style:text-properties fo:font-weight="bold" style:font-weight-asian="bold"/>
    </style:style>
    <style:style style:name="P3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rsid="001dd264" officeooo:paragraph-rsid="001dd264"/>
    </style:style>
    <style:style style:name="P4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1dd264"/>
    </style:style>
    <style:style style:name="P5" style:family="paragraph" style:parent-style-name="normal">
      <style:paragraph-properties fo:margin-top="0.1665in" fo:margin-bottom="0.1665in" loext:contextual-spacing="false" fo:line-height="100%"/>
    </style:style>
    <style:style style:name="P6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ackground-color="#fff2cc" fo:padding="0in" fo:border="0.99pt solid #000000"/>
      <style:text-properties officeooo:rsid="001dd264" officeooo:paragraph-rsid="001dd264"/>
    </style:style>
    <style:style style:name="P7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ackground-color="#fff2cc" fo:padding="0in" fo:border="0.99pt solid #000000"/>
      <style:text-properties officeooo:paragraph-rsid="001dd264"/>
    </style:style>
    <style:style style:name="P8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</style:style>
    <style:style style:name="P9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dd264" officeooo:paragraph-rsid="001dd264"/>
    </style:style>
    <style:style style:name="P10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02914" officeooo:paragraph-rsid="00202914"/>
    </style:style>
    <style:style style:name="P11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02914" officeooo:paragraph-rsid="0020a068"/>
    </style:style>
    <style:style style:name="P12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1ac0f" officeooo:paragraph-rsid="0021ac0f"/>
    </style:style>
    <style:style style:name="P13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294bb" officeooo:paragraph-rsid="002294bb"/>
    </style:style>
    <style:style style:name="P14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2294bb"/>
    </style:style>
    <style:style style:name="P15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40201" officeooo:paragraph-rsid="00240201"/>
    </style:style>
    <style:style style:name="P16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4b91b" officeooo:paragraph-rsid="0024b91b"/>
    </style:style>
    <style:style style:name="P17" style:family="paragraph" style:parent-style-name="normal">
      <style:paragraph-properties fo:break-before="auto" fo:break-after="auto"/>
    </style:style>
    <style:style style:name="P18" style:family="paragraph" style:parent-style-name="normal">
      <style:paragraph-properties fo:margin-top="0.1665in" fo:margin-bottom="0in" loext:contextual-spacing="false" fo:line-height="100%" fo:break-before="auto" fo:break-after="auto"/>
    </style:style>
    <style:style style:name="P19" style:family="paragraph" style:parent-style-name="normal">
      <style:paragraph-properties fo:margin-top="0.139in" fo:margin-bottom="0.1665in" loext:contextual-spacing="false" fo:line-height="100%" fo:break-before="auto" fo:break-after="auto"/>
    </style:style>
    <style:style style:name="P20" style:family="paragraph" style:parent-style-name="normal">
      <loext:graphic-properties draw:fill="solid" draw:fill-color="#fff2cc"/>
      <style:paragraph-properties fo:margin-top="0.139in" fo:margin-bottom="0.1665in" loext:contextual-spacing="false" fo:line-height="100%" fo:break-before="auto" fo:break-after="auto" fo:background-color="#fff2cc" fo:padding="0in" fo:border="0.99pt solid #000000"/>
      <style:text-properties officeooo:paragraph-rsid="00240201"/>
    </style:style>
    <style:style style:name="P21" style:family="paragraph" style:parent-style-name="normal">
      <style:paragraph-properties fo:margin-top="0.139in" fo:margin-bottom="0.1665in" loext:contextual-spacing="false" fo:line-height="100%"/>
    </style:style>
    <style:style style:name="P22" style:family="paragraph" style:parent-style-name="normal">
      <loext:graphic-properties draw:fill="solid" draw:fill-color="#fff2cc"/>
      <style:paragraph-properties fo:margin-top="0.139in" fo:margin-bottom="0.1665in" loext:contextual-spacing="false" fo:line-height="100%" fo:background-color="#fff2cc" fo:padding="0in" fo:border="0.99pt solid #000000"/>
      <style:text-properties officeooo:paragraph-rsid="00240201"/>
    </style:style>
    <style:style style:name="P23" style:family="paragraph" style:parent-style-name="normal">
      <style:paragraph-properties fo:margin-top="0in" fo:margin-bottom="0.1665in" loext:contextual-spacing="false" fo:line-height="100%" fo:break-before="auto" fo:break-after="auto"/>
      <style:text-properties fo:font-weight="bold" officeooo:rsid="0021ac0f" officeooo:paragraph-rsid="0021ac0f" style:font-weight-asian="bold"/>
    </style:style>
    <style:style style:name="P24" style:family="paragraph" style:parent-style-name="normal">
      <style:paragraph-properties fo:margin-top="0in" fo:margin-bottom="0in" loext:contextual-spacing="false" fo:line-height="100%" fo:break-before="auto" fo:break-after="auto"/>
    </style:style>
    <style:style style:name="P25" style:family="paragraph" style:parent-style-name="normal">
      <loext:graphic-properties draw:fill="solid" draw:fill-color="#fff2cc"/>
      <style:paragraph-properties fo:background-color="#fff2cc" fo:padding="0in" fo:border="0.99pt solid #000000"/>
    </style:style>
    <style:style style:name="P26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dd264" officeooo:paragraph-rsid="001dd264"/>
    </style:style>
    <style:style style:name="P27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paragraph-rsid="001dd264"/>
    </style:style>
    <style:style style:name="P28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202914" officeooo:paragraph-rsid="00202914"/>
    </style:style>
    <style:style style:name="P29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20a068" officeooo:paragraph-rsid="0020a068"/>
    </style:style>
    <style:style style:name="P30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paragraph-rsid="0020a068"/>
    </style:style>
    <style:style style:name="P31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21ac0f" officeooo:paragraph-rsid="0021ac0f"/>
    </style:style>
    <style:style style:name="P32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paragraph-rsid="0021ac0f"/>
    </style:style>
    <style:style style:name="P33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2294bb" officeooo:paragraph-rsid="002294bb"/>
    </style:style>
    <style:style style:name="P34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paragraph-rsid="002294bb"/>
    </style:style>
    <style:style style:name="P35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240201" officeooo:paragraph-rsid="00240201"/>
    </style:style>
    <style:style style:name="P36" style:family="paragraph" style:parent-style-name="Heading_20_2">
      <style:paragraph-properties fo:margin-top="0.1665in" fo:margin-bottom="0.1665in" loext:contextual-spacing="false" fo:line-height="100%" fo:keep-together="auto" fo:break-before="auto" fo:break-after="auto" fo:keep-with-next="auto"/>
    </style:style>
    <style:style style:name="P37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P38" style:family="paragraph" style:parent-style-name="Heading_20_1" style:master-page-name="Standard">
      <style:paragraph-properties style:page-number="1"/>
    </style:style>
    <style:style style:name="P39" style:family="paragraph" style:parent-style-name="Preformatted_20_Text">
      <loext:graphic-properties draw:fill="solid" draw:fill-color="#fff2cc"/>
      <style:paragraph-properties fo:background-color="#fff2cc" fo:padding="0in" fo:border="0.99pt solid #000000"/>
      <style:text-properties fo:font-variant="normal" fo:text-transform="none" style:font-name="var jp-code-font-family" fo:letter-spacing="normal" fo:font-style="normal" fo:font-weight="normal" officeooo:rsid="0020a068" officeooo:paragraph-rsid="0020a068"/>
    </style:style>
    <style:style style:name="P40" style:family="paragraph" style:parent-style-name="Preformatted_20_Text">
      <loext:graphic-properties draw:fill="solid" draw:fill-color="#fff2cc"/>
      <style:paragraph-properties fo:background-color="#fff2cc" fo:padding="0in" fo:border="0.99pt solid #000000"/>
      <style:text-properties fo:font-variant="normal" fo:text-transform="none" style:font-name="var jp-code-font-family" fo:letter-spacing="normal" fo:font-style="normal" fo:font-weight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666666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officeooo:rsid="001dd264" style:font-name-asian="Courier New1" style:font-name-complex="Courier New1"/>
    </style:style>
    <style:style style:name="T7" style:family="text">
      <style:text-properties fo:font-style="italic" style:font-style-asian="italic"/>
    </style:style>
    <style:style style:name="T8" style:family="text">
      <style:text-properties fo:font-size="17pt" fo:font-weight="bold" style:font-size-asian="17pt" style:font-weight-asian="bold" style:font-size-complex="17pt"/>
    </style:style>
    <style:style style:name="T9" style:family="text">
      <style:text-properties officeooo:rsid="001dd264"/>
    </style:style>
    <style:style style:name="T10" style:family="text">
      <style:text-properties officeooo:rsid="001e9c32"/>
    </style:style>
    <style:style style:name="T11" style:family="text">
      <style:text-properties officeooo:rsid="002294bb"/>
    </style:style>
    <style:style style:name="T12" style:family="text">
      <style:text-properties officeooo:rsid="002402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 text:name="_6gbj8hwfu93v"/>Lists and Tuples</text:p>
      <text:p text:style-name="Heading_20_2"><text:bookmark text:name="_qncrmpqjhh6x"/>Exercises</text:p>
      <text:p text:style-name="Heading_20_3"><text:bookmark text:name="_km4z1h1aput7"/>Week 6</text:p>
      <text:p text:style-name="P1">Prior to attempting these exercises ensure you have read the lecture notes and/or viewed the video, and followed the practical. You may wish to use the Python interpreter in interactive mode to help work out the solutions to some of the questions.</text:p>
      <text:p text:style-name="P1">Download and store this document within your own filespace, so the contents can be edited. You will be able to refer to it during the test in Week 7.</text:p>
      <text:p text:style-name="P1"/>
      <text:p text:style-name="P2"/>
      <text:p text:style-name="P8"><text:span text:style-name="T2">Enter your answers directly into the highlighted boxes.</text:span></text:p>
      <text:p text:style-name="P8"/>
      <text:p text:style-name="P18"/>
      <text:p text:style-name="P18"/>
      <text:p text:style-name="P2"/>
      <text:p text:style-name="P2"/>
      <text:p text:style-name="P2"/>
      <text:p text:style-name="P2"/>
      <text:p text:style-name="P2"/>
      <text:p text:style-name="P18"/>
      <text:p text:style-name="P18"/>
      <text:p text:style-name="P18"/>
      <text:p text:style-name="P18">For more information about the module delivery, assessment and feedback please refer to the module within the MyBeckett portal.</text:p>
      <text:p text:style-name="P1"><text:span text:style-name="T3">_________________________________________________________________________</text:span></text:p>
      <text:p text:style-name="P36"><text:bookmark text:name="_hk4qp072oeds"/><text:span text:style-name="T4">©2021 Mark Dixon / Tony Jenkins</text:span></text:p>
      <text:p text:style-name="P1"><text:span text:style-name="T3">_________________________________________________________________________</text:span></text:p>
      <text:p text:style-name="P1">Would you describe the following Python statement as a <text:span text:style-name="T3">function call</text:span>? Or a <text:span text:style-name="T3">method call</text:span>?</text:p>
      <text:p text:style-name="P1"><text:span text:style-name="T5">names.reverse()</text:span></text:p>
      <text:p text:style-name="P18"><text:soft-page-break/><text:span text:style-name="T7">Answer:</text:span></text:p>
      <text:p text:style-name="P8"><text:s/><text:span text:style-name="T9">Method call</text:span></text:p>
      <text:p text:style-name="P8"><text:s/></text:p>
      <text:p text:style-name="P1"><text:span text:style-name="T3">_________________________________________________________________________</text:span></text:p>
      <text:p text:style-name="P1">Write a Python statement that appends a single element to the end of the specified <text:span text:style-name="T7">List</text:span> using a <text:span text:style-name="T3">method</text:span> call.</text:p>
      <text:p text:style-name="P1"><text:span text:style-name="T5">prices = [2.65, 7.65, 8.25, 9.56]</text:span></text:p>
      <text:p text:style-name="P18"><text:span text:style-name="T7">Answer:</text:span></text:p>
      <text:p text:style-name="P8"><text:s/><text:span text:style-name="T9">append() method</text:span></text:p>
      <text:p text:style-name="P3"><text:span text:style-name="T5">prices = [2.65, 7.65, 8.25, 9.56]</text:span></text:p>
      <text:p text:style-name="P6"><text:span text:style-name="T5">prices.append(10.20)</text:span></text:p>
      <text:p text:style-name="P8"/>
      <text:p text:style-name="P1">Write another statement that appends three elements to the end of the specified <text:span text:style-name="T7">List</text:span> using a single <text:span text:style-name="T3">method</text:span> call.</text:p>
      <text:p text:style-name="P18"><text:span text:style-name="T7">Answer:</text:span></text:p>
      <text:p text:style-name="P9">extend() method</text:p>
      <text:p text:style-name="P26"/>
      <text:p text:style-name="P26">prices.extend([10.20,11.21,12.22])</text:p>
      <text:p text:style-name="P27"/>
      <text:p text:style-name="P19">Now write a <text:span text:style-name="T5">for</text:span> loop that <text:span text:style-name="T7">iterates</text:span> over each value in the list and prints it to the screen.</text:p>
      <text:p text:style-name="P18"><text:span text:style-name="T7">Answer:</text:span></text:p>
      <text:p text:style-name="P4"><text:span text:style-name="T5">prices = [2.65, 7.65, 8.25, 9.56]</text:span></text:p>
      <text:p text:style-name="P6"><text:span text:style-name="T5">for I in prices:</text:span></text:p>
      <text:p text:style-name="P7"><text:span text:style-name="T6"><text:s text:c="4"/>print(I)</text:span></text:p>
      <text:p text:style-name="P7"><text:span text:style-name="T6"/></text:p>
      <text:p text:style-name="P1"><text:span text:style-name="T3">_________________________________________________________________________</text:span></text:p>
      <text:p text:style-name="P1">Is a method that changes the contents of the associated value referred to as a <text:span text:style-name="T3">mutator</text:span>? Or an <text:span text:style-name="T3">accessor</text:span>?</text:p>
      <text:p text:style-name="P18"><text:span text:style-name="T7">Answer:</text:span></text:p>
      <text:p text:style-name="P8"><text:s/><text:span text:style-name="T10">Mutator</text:span></text:p>
      <text:p text:style-name="P8"/>
      <text:p text:style-name="P1"><text:span text:style-name="T3">_________________________________________________________________________</text:span></text:p>
      <text:p text:style-name="P1"/>
      <text:p text:style-name="P1"><text:soft-page-break/>What would the contents of the <text:span text:style-name="T5">primes</text:span> list look like after execution of the following statements?</text:p>
      <text:p text:style-name="P1"><text:span text:style-name="T5">primes = [ 2, 3, 5, 7, 11, 13, 17, 19 ]</text:span></text:p>
      <text:p text:style-name="P1"><text:span text:style-name="T5">primes.pop()</text:span></text:p>
      <text:p text:style-name="P18"><text:span text:style-name="T7">Answer:</text:span></text:p>
      <text:p text:style-name="P8"><text:s/>primes = [ 2, 3, 5, 7, 11, 13, 17, 19 ]</text:p>
      <text:p text:style-name="P25"><text:s/>primes.pop()</text:p>
      <text:p text:style-name="P25">19</text:p>
      <text:p text:style-name="P8"/>
      <text:p text:style-name="P1"><text:span text:style-name="T5">primes.reverse()</text:span></text:p>
      <text:p text:style-name="P18"><text:span text:style-name="T7">Answer:</text:span></text:p>
      <text:p text:style-name="P25"><text:s/><text:span text:style-name="T10">[17,13,11,7,5,3,2]</text:span></text:p>
      <text:p text:style-name="P25"/>
      <text:p text:style-name="P1"><text:span text:style-name="T5">primes.remove(7)</text:span></text:p>
      <text:p text:style-name="P18"><text:span text:style-name="T7">Answer:</text:span></text:p>
      <text:p text:style-name="P10">[2,3,5,11,13,17]</text:p>
      <text:p text:style-name="P8"/>
      <text:p text:style-name="P1"><text:span text:style-name="T3">_________________________________________________________________________</text:span></text:p>
      <text:p text:style-name="P1">Provide an example of how the <text:span text:style-name="T5">insert()</text:span> method could be used to add a value of <text:span text:style-name="T5">10</text:span> to the beginning of the list shown below.</text:p>
      <text:p text:style-name="P1"><text:span text:style-name="T5">temps = [ 32, 46, 95, 10, 50 ]</text:span></text:p>
      <text:p text:style-name="P18"><text:span text:style-name="T7">Answer:</text:span></text:p>
      <text:p text:style-name="P8">temps = [32, 46, 95, 10, 50]</text:p>
      <text:p text:style-name="P25">temps.insert(0, 10)</text:p>
      <text:p text:style-name="P25">print(temps)</text:p>
      <text:p text:style-name="P8"/>
      <text:p text:style-name="P19">Now write a statement that uses an <text:span text:style-name="T7">accessor</text:span> method to find the index of the value <text:span text:style-name="T5">95</text:span> within the list.</text:p>
      <text:p text:style-name="P18"><text:span text:style-name="T7">Answer:</text:span></text:p>
      <text:p text:style-name="P10">index() method</text:p>
      <text:p text:style-name="P28"/>
      <text:p text:style-name="P11">temps = [32, 46, 95, 10, 50]</text:p>
      <text:p text:style-name="P29">index_of_95 = temps.index(95)</text:p>
      <text:p text:style-name="P29"/>
      <text:p text:style-name="P29">index_of_95</text:p>
      <text:p text:style-name="P39">2</text:p>
      <text:p text:style-name="P30"/>
      <text:p text:style-name="P19"><text:soft-page-break/>Finally write a statement that uses another <text:span text:style-name="T7">accessor</text:span> method to count how many times the number <text:span text:style-name="T5">10</text:span> appears within the list.</text:p>
      <text:p text:style-name="P18"><text:span text:style-name="T7">Answer:</text:span></text:p>
      <text:p text:style-name="P8">temps = [32, 46, 95, 10, 50]</text:p>
      <text:p text:style-name="P25">count_of_10 = temps.count(10)</text:p>
      <text:p text:style-name="P25"/>
      <text:p text:style-name="P25">count_of_10</text:p>
      <text:p text:style-name="P40">1</text:p>
      <text:p text:style-name="P25"/>
      <text:p text:style-name="P23"/>
      <text:p text:style-name="P1"><text:span text:style-name="T3">_________________________________________________________________________</text:span></text:p>
      <text:p text:style-name="P1">What would be stored in the list <text:span text:style-name="T5">samples</text:span> after the following statements were executed?</text:p>
      <text:p text:style-name="P1"><text:span text:style-name="T5">samples = [ 100.2, 100.6, 99.2, 765.2, 900.2, 400 ]</text:span></text:p>
      <text:p text:style-name="P1"><text:span text:style-name="T5">samples = samples.reverse()</text:span></text:p>
      <text:p text:style-name="P18"><text:span text:style-name="T7">Answer:</text:span></text:p>
      <text:p text:style-name="P12"/>
      <text:p text:style-name="P31">error</text:p>
      <text:p text:style-name="P32"/>
      <text:p text:style-name="P1">Explain why this is the case.</text:p>
      <text:p text:style-name="P18"><text:span text:style-name="T7">Answer:</text:span></text:p>
      <text:p text:style-name="P12">Because the reverse() method does not return a value that can be assigned to the samples variable.</text:p>
      <text:p text:style-name="P8"/>
      <text:p text:style-name="P1"><text:span text:style-name="T3">_________________________________________________________________________</text:span></text:p>
      <text:p text:style-name="P1">Write a Python program that uses a <text:span text:style-name="T3">List-Comprehension</text:span> to produce the same list as the following code -</text:p>
      <text:p text:style-name="P24"><text:span text:style-name="T5">values = []</text:span></text:p>
      <text:p text:style-name="P24"><text:span text:style-name="T5">for n in range(100,200):</text:span></text:p>
      <text:p text:style-name="P24"><text:span text:style-name="T5"><text:tab/>values.append(x*x)</text:span></text:p>
      <text:p text:style-name="P18"><text:span text:style-name="T7">Answer:</text:span></text:p>
      <text:p text:style-name="P8">values = [n*n for n in range(100, 200)]</text:p>
      <text:p text:style-name="P25">values</text:p>
      <text:p text:style-name="P8"/>
      <text:p text:style-name="P1">Now, amend your code so that it only includes even numbers.</text:p>
      <text:p text:style-name="P18"><text:span text:style-name="T7">Answer:</text:span></text:p>
      <text:p text:style-name="P8">even_values = [n for n in range(100, 200) if n % 2 == 0]</text:p>
      <text:p text:style-name="P25">even_values</text:p>
      <text:p text:style-name="P25"/>
      <text:p text:style-name="P1"><text:soft-page-break/><text:span text:style-name="T3">_________________________________________________________________________</text:span></text:p>
      <text:p text:style-name="P1">What is the <text:span text:style-name="T7">data-type</text:span> of the following value?</text:p>
      <text:p text:style-name="P1"><text:span text:style-name="T5">info = ("Ken", "bae-192", 62)</text:span></text:p>
      <text:p text:style-name="P18"><text:span text:style-name="T7">Answer:</text:span></text:p>
      <text:p text:style-name="P14"><text:span text:style-name="T11">Tuple</text:span></text:p>
      <text:p text:style-name="P34"/>
      <text:p text:style-name="P1"><text:span text:style-name="T3">_________________________________________________________________________</text:span></text:p>
      <text:p text:style-name="P1">Is a Tuple <text:span text:style-name="T3">mutable</text:span> or <text:span text:style-name="T3">immutable</text:span>?</text:p>
      <text:p text:style-name="P18"><text:span text:style-name="T7">Answer:</text:span></text:p>
      <text:p text:style-name="P13">Immutable</text:p>
      <text:p text:style-name="P33"/>
      <text:p text:style-name="P1"><text:span text:style-name="T3">_________________________________________________________________________</text:span></text:p>
      <text:p text:style-name="P1">Write a statement that creates a Tuple that contains a single element.</text:p>
      <text:p text:style-name="P18"><text:span text:style-name="T7">Answer:</text:span></text:p>
      <text:p text:style-name="P13">my_tuple=(13,)</text:p>
      <text:p text:style-name="P8"/>
      <text:p text:style-name="P1"><text:span text:style-name="T3">_________________________________________________________________________</text:span></text:p>
      <text:p text:style-name="P1">Write a single Python statement that <text:span text:style-name="T3">unpacks</text:span> the following Tuple into three variables, called <text:span text:style-name="T5">x</text:span>, <text:span text:style-name="T5">y</text:span> and <text:span text:style-name="T5">z</text:span>.</text:p>
      <text:p text:style-name="P1"><text:span text:style-name="T5">coord = (100, 200, 150)</text:span></text:p>
      <text:p text:style-name="P18"><text:span text:style-name="T7">Answer:</text:span></text:p>
      <text:p text:style-name="P8"/>
      <text:p text:style-name="P25">x, y, z = coord</text:p>
      <text:p text:style-name="P25"/>
      <text:p text:style-name="P1">Write another statement that uses indexing to access the second element of the Tuple and store it in a variable called ‘<text:span text:style-name="T5">height</text:span>’</text:p>
      <text:p text:style-name="P18"><text:span text:style-name="T7">Answer:</text:span></text:p>
      <text:p text:style-name="P8"/>
      <text:p text:style-name="P8">coord = (100, 200, 150)</text:p>
      <text:p text:style-name="P25">height = coord[1]</text:p>
      <text:p text:style-name="P35">height</text:p>
      <text:p text:style-name="P25"/>
      <text:p text:style-name="P19"/>
      <text:p text:style-name="P21"/>
      <text:p text:style-name="P21"/>
      <text:p text:style-name="P21"><text:soft-page-break/>Finally write a ‘<text:span text:style-name="T5">for</text:span>’ loop that prints each value within the Tuple.</text:p>
      <text:p text:style-name="P18"><text:span text:style-name="T7">Answer</text:span></text:p>
      <text:p text:style-name="P20">coord = (100, 200, 150)</text:p>
      <text:p text:style-name="P22">for value in coord:</text:p>
      <text:p text:style-name="P22"><text:s text:c="4"/>print(value)</text:p>
      <text:p text:style-name="P22"/>
      <text:p text:style-name="P1"><text:span text:style-name="T3">_________________________________________________________________________</text:span></text:p>
      <text:p text:style-name="P1">When a Tuple (or any sequence) type value is being passed as an argument to a function, what single character can be used as a prefix to force the sequence to be <text:span text:style-name="T3">unpacked</text:span> prior to the call being made?</text:p>
      <text:p text:style-name="P18"><text:span text:style-name="T7">Answer:</text:span></text:p>
      <text:p text:style-name="P15">asterisk(*) character</text:p>
      <text:p text:style-name="P8"/>
      <text:p text:style-name="P1"><text:span text:style-name="T3">_________________________________________________________________________</text:span></text:p>
      <text:p text:style-name="P1">When discussing Tuples the phrase <text:span text:style-name="T3">heterogeneous</text:span> is sometimes used to describe the type of stored values. What does this mean in practice?</text:p>
      <text:p text:style-name="P18"><text:span text:style-name="T7">Answer:</text:span></text:p>
      <text:p text:style-name="P8"><text:s/><text:span text:style-name="T12">It means that tuple can store elements of different data types.</text:span></text:p>
      <text:p text:style-name="P8"/>
      <text:p text:style-name="P1">What sister phrase is often used to refer to the type of values stored within a List? And what does this mean?</text:p>
      <text:p text:style-name="P18"><text:span text:style-name="T7">Answer:</text:span></text:p>
      <text:p text:style-name="P16">Homogeneous phrase which means a list can only store elements of the same data type.</text:p>
      <text:p text:style-name="P8"/>
      <text:p text:style-name="P1"><text:span text:style-name="T3">_________________________________________________________________________</text:span></text:p>
      <text:p text:style-name="P37"><text:bookmark text:name="_vetvld75xnul"/><text:span text:style-name="T8">Exercises are complete</text:span></text:p>
      <text:p text:style-name="P5">Save this logbook with your answers. Then ask your tutor to check your responses to each question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r jp-code-font-family" svg:font-family="'var jp-code-font-family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1T16:27:16.345000000</dc:date>
    <meta:editing-duration>PT2M34S</meta:editing-duration>
    <meta:editing-cycles>1</meta:editing-cycles>
    <meta:document-statistic meta:table-count="0" meta:image-count="0" meta:object-count="0" meta:page-count="6" meta:paragraph-count="132" meta:word-count="790" meta:character-count="5511" meta:non-whitespace-character-count="4835"/>
    <meta:generator>Neat_Office/6.2.8.2$Windows_x86 LibreOffice_project/</meta:generator>
  </office:meta>
</office:document-meta>
</file>